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21F62285F8544D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55cm, 3.671cm, 10.854cm, 3.95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cm" svg:height="22.1cm" svg:x="0.992cm" svg:y="2.591cm">
          <draw:image xlink:href="Pictures/10000000000005E8000007E0721F62285F8544D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1:47.773718349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